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d64b" officeooo:paragraph-rsid="0002d64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2d64b" officeooo:paragraph-rsid="0002d64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2d64b" officeooo:paragraph-rsid="00041a7d" style:font-weight-asian="normal" style:font-weight-complex="normal"/>
    </style:style>
    <style:style style:name="P4" style:family="paragraph" style:parent-style-name="Standard">
      <style:text-properties officeooo:paragraph-rsid="00041a7d"/>
    </style:style>
    <style:style style:name="P5" style:family="paragraph" style:parent-style-name="Standard">
      <style:text-properties fo:font-style="italic" style:text-underline-style="none" fo:font-weight="normal" officeooo:rsid="0002d64b" officeooo:paragraph-rsid="0002d64b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337ab7" style:text-line-through-style="none" style:text-line-through-type="none" style:font-name="Helvetica Neue" fo:font-size="9.75pt" fo:letter-spacing="normal" fo:font-style="normal" style:text-underline-style="none" fo:font-weight="normal" officeooo:rsid="00041a7d" style:text-blinking="false" fo:background-color="#ffffff" loext:char-shading-value="0" style:font-weight-asian="normal" style:font-weight-complex="normal"/>
    </style:style>
    <style:style style:name="T2" style:family="text">
      <style:text-properties fo:font-variant="normal" fo:text-transform="none" fo:color="#337ab7" style:text-line-through-style="none" style:text-line-through-type="none" style:font-name="Helvetica Neue" fo:font-size="9.75pt" fo:letter-spacing="normal" fo:font-style="normal" style:text-underline-style="none" fo:font-weight="normal" officeooo:rsid="00048e3f" style:text-blinking="false" fo:background-color="#ffffff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2d64b" style:font-weight-asian="normal" style:font-weight-complex="normal"/>
    </style:style>
    <style:style style:name="T4" style:family="text">
      <style:text-properties style:text-underline-style="none" fo:font-weight="normal" officeooo:rsid="00041a7d" style:font-weight-asian="normal" style:font-weight-complex="normal"/>
    </style:style>
    <style:style style:name="T5" style:family="text">
      <style:text-properties style:text-underline-style="none" fo:font-weight="normal" officeooo:rsid="00048e3f" style:font-weight-asian="normal" style:font-weight-complex="normal"/>
    </style:style>
    <style:style style:name="T6" style:family="text">
      <style:text-properties officeooo:rsid="00041a7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48e3f" style:font-style-asian="italic" style:font-style-complex="italic"/>
    </style:style>
    <style:style style:name="T10" style:family="text">
      <style:text-properties officeooo:rsid="00048e3f"/>
    </style:style>
    <style:style style:name="T11" style:family="text">
      <style:text-properties officeooo:rsid="0005e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T Python course instructions:</text:p>
      <text:p text:style-name="P1"/>
      <text:p text:style-name="P2">1) Log into the machine</text:p>
      <text:p text:style-name="P2"/>
      <text:p text:style-name="P2">The local user credentials for the machine are</text:p>
      <text:p text:style-name="P2"><text:tab/><text:span text:style-name="T7">username:</text:span><text:tab/>.<text:span text:style-name="T10">\</text:span>BBUser</text:p>
      <text:p text:style-name="P2"><text:tab/><text:span text:style-name="T7">password:</text:span><text:tab/>BBUser</text:p>
      <text:p text:style-name="P2"/>
      <text:p text:style-name="P2">2) Open the ubuntu VM session</text:p>
      <text:p text:style-name="P2"/>
      <text:p text:style-name="P2"><text:tab/>a) From the start menu, open “VMware workstation 14 player”</text:p>
      <text:p text:style-name="P2"><text:tab/>b) Choose to open a virtual machine</text:p>
      <text:p text:style-name="P3"><text:tab/>c) In the file explorer <text:span text:style-name="T6">navigate to</text:span>:</text:p>
      <text:p text:style-name="P3"><text:tab/><text:tab/>local disk -<text:span text:style-name="T6">&gt;</text:span> VM images -<text:span text:style-name="T6">&gt;</text:span> Ubuntu 64bit-14.04.5-compchem.vmwar<text:span text:style-name="T11">e</text:span>vm</text:p>
      <text:p text:style-name="P2"><text:tab/>d) Open the file within this directory</text:p>
      <text:p text:style-name="P2"><text:tab/>e) Click on play virtual machine</text:p>
      <text:p text:style-name="P2"><text:tab/><text:tab/><text:span text:style-name="T7">Note:</text:span> If a prompt opens up at this stage, press on “ok”</text:p>
      <text:p text:style-name="P2"><text:tab/>f) Log into the main user</text:p>
      <text:p text:style-name="P2"><text:tab/><text:tab/><text:span text:style-name="T7">Password:</text:span> BioComp</text:p>
      <text:p text:style-name="P2"/>
      <text:p text:style-name="P2">3) Setup the python environment</text:p>
      <text:p text:style-name="P2"/>
      <text:p text:style-name="P2"><text:tab/>a) Open a terminal (it can be found at the bottom of the side-bar)</text:p>
      <text:p text:style-name="P2"><text:tab/>b) In the terminal type the following:</text:p>
      <text:p text:style-name="P2"/>
      <text:p text:style-name="P2"><text:tab/><text:tab/><text:span text:style-name="T8">wget </text:span><text:a xlink:type="simple" xlink:href="https://github.com/Ialibay/Wtcourse/archive/master.zip" text:style-name="Internet_20_link" text:visited-style-name="Visited_20_Internet_20_Link"><text:span text:style-name="T8">https://github.com/I</text:span></text:a><text:a xlink:type="simple" xlink:href="https://github.com/Ialibay/Wtcourse/archive/master.zip" text:style-name="Internet_20_link" text:visited-style-name="Visited_20_Internet_20_Link"><text:span text:style-name="T9">A</text:span></text:a><text:a xlink:type="simple" xlink:href="https://github.com/Ialibay/Wtcourse/archive/master.zip" text:style-name="Internet_20_link" text:visited-style-name="Visited_20_Internet_20_Link"><text:span text:style-name="T8">libay/W</text:span></text:a><text:a xlink:type="simple" xlink:href="https://github.com/Ialibay/Wtcourse/archive/master.zip" text:style-name="Internet_20_link" text:visited-style-name="Visited_20_Internet_20_Link"><text:span text:style-name="T9">T</text:span></text:a><text:a xlink:type="simple" xlink:href="https://github.com/Ialibay/Wtcourse/archive/master.zip" text:style-name="Internet_20_link" text:visited-style-name="Visited_20_Internet_20_Link"><text:span text:style-name="T8">course/archive/master.zip</text:span></text:a></text:p>
      <text:p text:style-name="P2"/>
      <text:p text:style-name="P2"><text:tab/>c) Followed by:</text:p>
      <text:p text:style-name="P2"/>
      <text:p text:style-name="P5"><text:tab/><text:tab/>unzip master.zip</text:p>
      <text:p text:style-name="P2"/>
      <text:p text:style-name="P2"><text:tab/>d) Then move to the newly created directory</text:p>
      <text:p text:style-name="P2"/>
      <text:p text:style-name="P5"><text:tab/><text:tab/>cd WTcourse-master</text:p>
      <text:p text:style-name="P2"/>
      <text:p text:style-name="P2"><text:tab/>e) Then we will setup the python environment (this will write a several things in your <text:tab/>terminal, wait until you see the words “setup done”)</text:p>
      <text:p text:style-name="P2"/>
      <text:p text:style-name="P5"><text:tab/><text:tab/>./setup.sh</text:p>
      <text:p text:style-name="P2"/>
      <text:p text:style-name="P2"><text:tab/>f) close your terminal and open a new one</text:p>
      <text:p text:style-name="P2"/>
      <text:p text:style-name="P2">4) Start the jupyter notebook</text:p>
      <text:p text:style-name="P2"/>
      <text:p text:style-name="P2"><text:tab/>a) Go to the WT course directory and open the jupyter notebook using the following two <text:tab/>commands:</text:p>
      <text:p text:style-name="P2"/>
      <text:p text:style-name="P2"><text:tab/><text:tab/><text:span text:style-name="T8">cd WTcourse-master</text:span></text:p>
      <text:p text:style-name="P5"><text:tab/><text:tab/>jup<text:span text:style-name="T10">y</text:span>ter notebook</text:p>
      <text:p text:style-name="P5"/>
      <text:p text:style-name="P4"><text:span text:style-name="T3"><text:tab/>b) In the notebook, </text:span><text:span text:style-name="T4">click on </text:span><text:a xlink:type="simple" xlink:href="http://localhost:8888/notebooks/Python_tutorial_python3.ipynb" office:target-frame-name="_blank" xlink:show="new" text:style-name="Internet_20_link" text:visited-style-name="Visited_20_Internet_20_Link"><text:span text:style-name="T1">Python_tutorial_python3.ipynb</text:span></text:a><text:span text:style-name="T4"> </text:span><text:span text:style-name="T5">(the notebook may stall on <text:tab/>startup, click on the “don’t show me this again” box and then press on continu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1:36:49.338759626</meta:creation-date>
    <meta:print-date>2018-12-10T11:54:58.783146091</meta:print-date>
    <dc:date>2018-12-10T14:21:40.495474866</dc:date>
    <meta:editing-duration>P0D</meta:editing-duration>
    <meta:editing-cycles>1</meta:editing-cycles>
    <meta:document-statistic meta:table-count="0" meta:image-count="0" meta:object-count="0" meta:page-count="1" meta:paragraph-count="31" meta:word-count="223" meta:character-count="1363" meta:non-whitespace-character-count="1134"/>
    <meta:generator>LibreOffice/6.0.6.2$Linux_X86_64 LibreOffice_project/00m0$Build-2</meta:generator>
  </office:meta>
</office:document-meta>
</file>